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Helvetica" fo:font-size="8pt" style:font-name-asian="Arial1" style:font-size-asian="8pt" style:font-name-complex="Arial1" style:font-size-complex="8pt"/>
    </style:style>
    <style:style style:name="P3" style:family="paragraph" style:parent-style-name="Standard">
      <style:paragraph-properties fo:text-align="justify" style:justify-single-word="fals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style:join-border="false">
        <style:tab-stops>
          <style:tab-stop style:position="16.981cm" style:type="right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Helvetica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7" style:family="paragraph" style:parent-style-name="Standard">
      <style:text-properties style:font-name="Helvetica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Helvetica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join-border="false">
        <style:tab-stops>
          <style:tab-stop style:position="16.981cm" style:type="right"/>
        </style:tab-stops>
      </style:paragraph-properties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Helvetica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5" style:family="paragraph" style:parent-style-name="Standard">
      <style:paragraph-properties fo:margin-top="0.101cm" fo:margin-bottom="0.101cm" fo:text-align="justify" style:justify-single-word="false"/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8" style:family="paragraph" style:parent-style-name="Standard" style:master-page-name="">
      <style:paragraph-properties fo:text-align="justify" style:justify-single-word="false" style:page-number="auto" fo:break-before="auto" fo:break-after="auto">
        <style:tab-stops>
          <style:tab-stop style:position="9.724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enTetePCF#%</text:p>
      <text:p text:style-name="P3"/>
      <text:p text:style-name="P8">%=TitreDocument=%</text:p>
      <text:p text:style-name="P6"/>
      <text:p text:style-name="P6"/>
      <text:p text:style-name="P6"/>
      <text:p text:style-name="P6"/>
      <text:p text:style-name="P9">%=Requerant=% / %=Nip=%</text:p>
      <text:p text:style-name="P10"/>
      <text:p text:style-name="P15">%=DateDecision=%</text:p>
      <text:p text:style-name="P1">%=NumDecision=%</text:p>
      <text:p text:style-name="P10"/>
      <text:p text:style-name="P10"/>
      <text:p text:style-name="P10">%=TitreTiers=%</text:p>
      <text:p text:style-name="P10"/>
      <text:p text:style-name="P10">%=Paragraphe1=%</text:p>
      <text:p text:style-name="P10"/>
      <text:p text:style-name="P10">%=Paragraphe2=%</text:p>
      <text:p text:style-name="P10"/>
      <text:p text:style-name="P10">%=Paragraphe3=%</text:p>
      <text:p text:style-name="P16"/>
      <text:p text:style-name="P11">%=Paragraphe4=%</text:p>
      <text:p text:style-name="P11"/>
      <text:p text:style-name="P11">%=Paragraphe5=%</text:p>
      <text:p text:style-name="P11"/>
      <text:p text:style-name="P11">%=Paragraphe6=%</text:p>
      <text:p text:style-name="P11"/>
      <text:p text:style-name="P11">%=Salutations=%</text:p>
      <text:p text:style-name="P5"/>
      <text:p text:style-name="P12">%#include signatureStandard#%</text:p>
      <text:p text:style-name="P13"/>
      <text:p text:style-name="P13"/>
      <text:p text:style-name="P17">%=pushToEnd()=%</text:p>
      <text:p text:style-name="P14">%=TitreReclamation=%</text:p>
      <text:p text:style-name="P13">%=TexteReclamation=%</text:p>
      <text:p text:style-name="P1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%=Copie=%</text:p>
          </table:table-cell>
          <table:table-cell table:style-name="Tableau1.A1" office:value-type="string">
            <text:p text:style-name="P2">%=TexteCopie=%</text:p>
          </table:table-cell>
        </table:table-row>
      </table:table>
      <text:p text:style-name="P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66cm" style:type="center"/>
          <style:tab-stop style:position="17.33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66cm" style:type="center"/>
          <style:tab-stop style:position="17.332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3T12:46:57.40</dc:date>
    <meta:printed-by>Mike Boillat</meta:printed-by>
    <meta:print-date>2011-08-24T09:50:41</meta:print-date>
    <meta:editing-cycles>103</meta:editing-cycles>
    <meta:editing-duration>PT10H56M17S</meta:editing-duration>
    <meta:document-statistic meta:table-count="1" meta:image-count="0" meta:object-count="0" meta:page-count="1" meta:paragraph-count="19" meta:word-count="23" meta:character-count="318"/>
    <meta:user-defined meta:name="Info 1"/>
    <meta:user-defined meta:name="Info 2"/>
    <meta:user-defined meta:name="Info 3"/>
    <meta:user-defined meta:name="Info 4"/>
  </office:meta>
</office:document-meta>
</file>